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PCheader#%</text:p>
      <text:p text:style-name="P3"/>
      <text:p text:style-name="P3"/>
      <text:p text:style-name="P3"/>
      <text:p text:style-name="P3">%=POLITESSE=%<text:line-break/></text:p>
      <text:p text:style-name="P3">%=INTRO=%</text:p>
      <text:p text:style-name="P3"/>
      <text:p text:style-name="P10">%=SALUTATIONS=%</text:p>
      <text:p text:style-name="P4"/>
      <text:p text:style-name="P3"/>
      <text:p text:style-name="P3"><text:tab/><text:tab/><text:tab/><text:tab/><text:tab/><text:tab/><text:tab/><text:tab/><text:tab/><text:tab/><text:span text:style-name="T2">%#include PCsignature#%</text:span></text:p>
      <text:p text:style-name="P3"/>
      <text:p text:style-name="P9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ANNEXE=%<text:span text:style-name="T3">:</text:span></text:p>
          </table:table-cell>
          <table:table-cell table:style-name="Tableau1.A1" office:value-type="string">
            <text:p text:style-name="P7">%=ANNEXE_MENT=%</text:p>
          </table:table-cell>
        </table:table-row>
      </table:table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6:18:15.03</dc:date>
    <meta:print-date>2011-02-22T10:58:36</meta:print-date>
    <meta:editing-cycles>85</meta:editing-cycles>
    <meta:editing-duration>P1DT2H18M6S</meta:editing-duration>
    <meta:document-statistic meta:table-count="1" meta:image-count="0" meta:object-count="0" meta:page-count="1" meta:paragraph-count="10" meta:word-count="20" meta:character-count="245"/>
    <meta:user-defined meta:name="Info 1"/>
    <meta:user-defined meta:name="Info 2"/>
    <meta:user-defined meta:name="Info 3"/>
    <meta:user-defined meta:name="Info 4"/>
  </office:meta>
</office:document-meta>
</file>